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5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3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4" style:family="paragraph" style:parent-style-name="Standard_20__28_user_29_">
      <style:paragraph-properties fo:line-height="0.278in"/>
    </style:style>
    <style:style style:name="P15" style:family="paragraph" style:parent-style-name="Standard_20__28_user_29_">
      <style:paragraph-properties fo:line-height="0.1665in" fo:text-align="center" style:justify-single-word="false"/>
    </style:style>
    <style:style style:name="P16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7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8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000000" style:font-name="標楷體" style:font-name-asian="標楷體1" style:font-name-complex="新細明體, PMingLiU" style:font-size-complex="11pt"/>
    </style:style>
    <style:style style:name="T12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3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4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5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6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勞動部勞動力發展署桃竹苗分署</text:span></text:p>
      <text:p text:style-name="P16"><text:span text:style-name="T1">112年企業人力資源提升計畫</text:span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4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4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5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7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機構名稱</text:span><text:span text:style-name="T11">(含統編)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"><text:span text:style-name="T12">*</text:span></text:p>
          </table:table-cell>
          <table:table-cell table:style-name="Table1.B13" table:number-columns-spanned="3" office:value-type="string">
            <text:p text:style-name="P1"><text:span text:style-name="T9">變更原因</text:span></text:p>
            <text:p text:style-name="P1"><text:span text:style-name="T14">(</text:span><text:span text:style-name="T15">必填)</text:span></text:p>
            <text:p text:style-name="P1"><text:span text:style-name="T16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pan text:style-name="T3">填表人:</text:span><text:span text:style-name="T4"> <text:s text:c="2"/>　　　　　　</text:span><text:span text:style-name="T13">(請簽名中文正楷，勿用打字)</text:span><text:span text:style-name="T3"> 日期:</text:span><text:span text:style-name="T4">112 <text:s text:c="2"/>/ <text:s text:c="15"/>　</text:span><text:span text:style-name="T3">　　　　　　　　</text:span><text:span text:style-name="T4">　</text:span></text:p>
      <text:p text:style-name="P13"/>
      <text:p text:style-name="P14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4"><draw:custom-shape text:anchor-type="paragraph" draw:z-index="0" draw:name="直線單箭頭接點 1" draw:style-name="gr1" draw:text-style-name="P19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4"><text:span text:style-name="T5">□同意變更。 <text:s text:c="36"/><text:tab/></text:span></text:p>
      <text:p text:style-name="P14"><text:soft-page-break/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8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1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_20__28_user_29_" style:default-outline-level="">
      <style:text-properties style:font-size-complex="10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4T09:13:00</meta:creation-date>
    <dc:date>2023-04-24T09:13:00</dc:date>
    <meta:editing-duration>P0D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8" meta:word-count="265" meta:character-count="416" meta:non-whitespace-character-count="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